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 par fiche</text:h>
      <text:p text:style-name="Text_20_body">N° Document Note 2013/&lt;&lt;NUM_PIECE&gt;&gt;</text:p>
      <text:p text:style-name="Standard">&lt;&lt;QUICKCODE&gt;&gt; à acheter &lt;&lt;ACHATPARCLIENT&gt;&gt;</text:p>
      <text:h text:style-name="Heading_20_2" text:outline-level="2">Opération 1 :</text:h>
      <text:p text:style-name="Standard"><text:bookmark-start text:name="__DdeLink__13_681467958"/><text:bookmark-start text:name="__DdeLink__6_681467958"/>date opération &lt;&lt;ACHATPARCLIENT_DATE&gt;&gt;<text:bookmark-end text:name="__DdeLink__13_681467958"/><text:bookmark-end text:name="__DdeLink__6_681467958"/></text:p>
      <text:p text:style-name="Standard">date échéance&lt;&lt;ACHATPARCLIENT_ECH&gt;&gt;</text:p>
      <text:p text:style-name="Standard">Montant opération &lt;&lt;ACHATPARCLIENT_MONTANT_OPERATION&gt;&gt;</text:p>
      <text:p text:style-name="Standard">Commentaire &lt;&lt;ACHATPARCLIENT_COMMENT&gt;&gt;</text:p>
      <text:p text:style-name="Standard">Pièce &lt;&lt;ACHATPARCLIENT_PIECE&gt;&gt;</text:p>
      <text:p text:style-name="Standard">Internal &lt;&lt;ACHATPARCLIENT_INTERNAL&gt;&gt;</text:p>
      <text:p text:style-name="Standard">HTVA &lt;&lt;ACHATPARCLIENT_HTVA&gt;&gt;</text:p>
      <text:p text:style-name="Standard">TVA&lt;&lt;ACHATPARCLIENT_TVA&gt;&gt;</text:p>
      <text:p text:style-name="Standard">Total &lt;&lt;ACHATPARCLIENT_TOTAL&gt;&gt;</text:p>
      <text:p text:style-name="Standard"/>
      <text:h text:style-name="Heading_20_2" text:outline-level="2">Opération 2 :</text:h>
      <text:p text:style-name="Standard"><text:bookmark-start text:name="__DdeLink__13_6814679581"/><text:bookmark-start text:name="__DdeLink__6_6814679581"/>date opération &lt;&lt;ACHATPARCLIENT_DATE&gt;&gt;<text:bookmark-end text:name="__DdeLink__13_6814679581"/><text:bookmark-end text:name="__DdeLink__6_6814679581"/></text:p>
      <text:p text:style-name="Standard">date échéance&lt;&lt;ACHATPARCLIENT_ECH&gt;&gt;</text:p>
      <text:p text:style-name="Standard">Montant opération &lt;&lt;ACHATPARCLIENT_MONTANT_OPERATION&gt;&gt;</text:p>
      <text:p text:style-name="Standard">Commentaire &lt;&lt;ACHATPARCLIENT_COMMENT&gt;&gt;</text:p>
      <text:p text:style-name="Standard">Pièce &lt;&lt;ACHATPARCLIENT_PIECE&gt;&gt;</text:p>
      <text:p text:style-name="Standard">Internal &lt;&lt;ACHATPARCLIENT_INTERNAL&gt;&gt;</text:p>
      <text:p text:style-name="Standard">HTVA &lt;&lt;ACHATPARCLIENT_HTVA&gt;&gt;</text:p>
      <text:p text:style-name="Standard">TVA&lt;&lt;ACHATPARCLIENT_TVA&gt;&gt;</text:p>
      <text:p text:style-name="Standard">Total &lt;&lt;ACHATPARCLIENT_TOTAL&gt;&gt;</text:p>
      <text:p text:style-name="Standard"/>
      <text:h text:style-name="Heading_20_2" text:outline-level="2">Opération 3:</text:h>
      <text:p text:style-name="Standard"><text:bookmark-start text:name="__DdeLink__13_6814679582"/><text:bookmark-start text:name="__DdeLink__6_6814679582"/>date opération &lt;&lt;ACHATPARCLIENT_DATE&gt;&gt;<text:bookmark-end text:name="__DdeLink__13_6814679582"/><text:bookmark-end text:name="__DdeLink__6_6814679582"/></text:p>
      <text:p text:style-name="Standard">date échéance&lt;&lt;ACHATPARCLIENT_ECH&gt;&gt;</text:p>
      <text:p text:style-name="Standard">Montant opération &lt;&lt;ACHATPARCLIENT_MONTANT_OPERATION&gt;&gt;</text:p>
      <text:p text:style-name="Standard">Commentaire &lt;&lt;ACHATPARCLIENT_COMMENT&gt;&gt;</text:p>
      <text:p text:style-name="Standard">Pièce &lt;&lt;ACHATPARCLIENT_PIECE&gt;&gt;</text:p>
      <text:p text:style-name="Standard">Internal &lt;&lt;ACHATPARCLIENT_INTERNAL&gt;&gt;</text:p>
      <text:p text:style-name="Standard">HTVA &lt;&lt;ACHATPARCLIENT_HTVA&gt;&gt;</text:p>
      <text:p text:style-name="Standard">TVA&lt;&lt;ACHATPARCLIENT_TVA&gt;&gt;</text:p>
      <text:p text:style-name="Standard">Total &lt;&lt;ACHATPARCLIENT_TOTAL&gt;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5:36:35</meta:creation-date>
    <dc:date>2013-12-11T21:11:34</dc:date>
    <meta:editing-duration>PT2M31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33" meta:word-count="76" meta:character-count="1071" meta:non-whitespace-character-count="1028"/>
  </office:meta>
</office:document-meta>
</file>